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8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9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72pt" style:use-optimal-row-height="true" fo:break-before="auto"/>
    </style:style>
    <style:style style:name="ro5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Mileage_for_OPCC_-_by_pay_r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MileageClaimID</text:p>
          </table:table-cell>
          <table:table-cell office:value-type="string" table:style-name="ce2">
            <text:p>EmpTyp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DestinationLocation</text:p>
          </table:table-cell>
          <table:table-cell office:value-type="string" table:style-name="ce2">
            <text:p>EndLocation</text:p>
          </table:table-cell>
          <table:table-cell office:value-type="string" table:style-name="ce2">
            <text:p>Miles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ClaimValue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68"/>
        </table:table-row>
        <table:table-row table:style-name="ro2">
          <table:table-cell office:value-type="float" office:value="649879" table:style-name="ce3">
            <text:p>64987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ucks High Sheriff Ceremony</text:p>
          </table:table-cell>
          <table:table-cell office:value-type="date" office:date-value="2024-04-14T00:00:00" table:style-name="ce5">
            <text:p>14-Apr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05" table:style-name="ce7">
            <text:p>105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47.25" table:style-name="ce8">
            <text:p>47.25</text:p>
          </table:table-cell>
          <table:table-cell office:value-type="float" office:value="6" table:style-name="ce9">
            <text:p>6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49881" table:style-name="ce3">
            <text:p>64988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afer Slough Partnership</text:p>
          </table:table-cell>
          <table:table-cell office:value-type="date" office:date-value="2024-04-16T00:00:00" table:style-name="ce5">
            <text:p>16-Apr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14" table:style-name="ce7">
            <text:p>114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51.3" table:style-name="ce8">
            <text:p>51.3</text:p>
          </table:table-cell>
          <table:table-cell office:value-type="float" office:value="6" table:style-name="ce9">
            <text:p>6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49883" table:style-name="ce3">
            <text:p>64988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eaconsfield Town Council</text:p>
          </table:table-cell>
          <table:table-cell office:value-type="date" office:date-value="2024-04-18T00:00:00" table:style-name="ce5">
            <text:p>18-Apr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96" table:style-name="ce7">
            <text:p>96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43.2" table:style-name="ce8">
            <text:p>43.2</text:p>
          </table:table-cell>
          <table:table-cell office:value-type="float" office:value="6" table:style-name="ce9">
            <text:p>6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49882" table:style-name="ce3">
            <text:p>64988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MG</text:p>
          </table:table-cell>
          <table:table-cell office:value-type="date" office:date-value="2024-04-18T00:00:00" table:style-name="ce5">
            <text:p>18-Apr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Abingdon Police Station</text:p>
          </table:table-cell>
          <table:table-cell office:value-type="string" table:style-name="ce6">
            <text:p>Home</text:p>
          </table:table-cell>
          <table:table-cell office:value-type="float" office:value="14" table:style-name="ce7">
            <text:p>14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6.3" table:style-name="ce8">
            <text:p>6.3</text:p>
          </table:table-cell>
          <table:table-cell office:value-type="float" office:value="6" table:style-name="ce9">
            <text:p>6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49884" table:style-name="ce3">
            <text:p>64988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afety Centre</text:p>
          </table:table-cell>
          <table:table-cell office:value-type="date" office:date-value="2024-04-19T00:00:00" table:style-name="ce5">
            <text:p>19-Apr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01" table:style-name="ce7">
            <text:p>101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45.45" table:style-name="ce8">
            <text:p>45.45</text:p>
          </table:table-cell>
          <table:table-cell office:value-type="float" office:value="6" table:style-name="ce9">
            <text:p>6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49886" table:style-name="ce3">
            <text:p>64988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icester Town Council</text:p>
          </table:table-cell>
          <table:table-cell office:value-type="date" office:date-value="2024-04-22T00:00:00" table:style-name="ce5">
            <text:p>22-Apr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49" table:style-name="ce7">
            <text:p>49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22.05" table:style-name="ce8">
            <text:p>22.05</text:p>
          </table:table-cell>
          <table:table-cell office:value-type="float" office:value="6" table:style-name="ce9">
            <text:p>6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49890" table:style-name="ce3">
            <text:p>64989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manda Stephens</text:p>
          </table:table-cell>
          <table:table-cell office:value-type="date" office:date-value="2024-04-23T00:00:00" table:style-name="ce5">
            <text:p>23-Apr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38" table:style-name="ce7">
            <text:p>38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7.100000000000001" table:style-name="ce8">
            <text:p>17.1</text:p>
          </table:table-cell>
          <table:table-cell office:value-type="float" office:value="6" table:style-name="ce9">
            <text:p>6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4">
          <table:table-cell office:value-type="float" office:value="649891" table:style-name="ce3">
            <text:p>64989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tudent Officers</text:p>
            <text:p>Sutton Courtenay local issues</text:p>
          </table:table-cell>
          <table:table-cell office:value-type="date" office:date-value="2024-04-24T00:00:00" table:style-name="ce5">
            <text:p>24-Apr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Sulhamstead / TVP Training Cnt</text:p>
          </table:table-cell>
          <table:table-cell office:value-type="string" table:style-name="ce6">
            <text:p>Home</text:p>
          </table:table-cell>
          <table:table-cell office:value-type="float" office:value="70" table:style-name="ce7">
            <text:p>70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1.5" table:style-name="ce8">
            <text:p>31.5</text:p>
          </table:table-cell>
          <table:table-cell office:value-type="float" office:value="6" table:style-name="ce9">
            <text:p>6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4">
          <table:table-cell office:value-type="float" office:value="649892" table:style-name="ce3">
            <text:p>64989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tudent Officers</text:p>
            <text:p>BLC Board</text:p>
            <text:p>TV PolFed Bravery</text:p>
          </table:table-cell>
          <table:table-cell office:value-type="date" office:date-value="2024-04-25T00:00:00" table:style-name="ce5">
            <text:p>25-Apr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HQ / Fountain Court</text:p>
          </table:table-cell>
          <table:table-cell office:value-type="string" table:style-name="ce6">
            <text:p>Home</text:p>
          </table:table-cell>
          <table:table-cell office:value-type="float" office:value="109" table:style-name="ce7">
            <text:p>109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49.05" table:style-name="ce8">
            <text:p>49.05</text:p>
          </table:table-cell>
          <table:table-cell office:value-type="float" office:value="6" table:style-name="ce9">
            <text:p>6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5">
          <table:table-cell office:value-type="float" office:value="649894" table:style-name="ce3">
            <text:p>64989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Fighting Back Against Retail Crime</text:p>
            <text:p>SLT Lunch</text:p>
          </table:table-cell>
          <table:table-cell office:value-type="date" office:date-value="2024-05-08T00:00:00" table:style-name="ce5">
            <text:p>08-May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82" table:style-name="ce7">
            <text:p>82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6.9" table:style-name="ce8">
            <text:p>36.9</text:p>
          </table:table-cell>
          <table:table-cell office:value-type="float" office:value="6" table:style-name="ce9">
            <text:p>6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49896" table:style-name="ce3">
            <text:p>64989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tudent Officers</text:p>
          </table:table-cell>
          <table:table-cell office:value-type="date" office:date-value="2024-05-10T00:00:00" table:style-name="ce5">
            <text:p>10-May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Sulhamstead / TVP Training Cnt</text:p>
          </table:table-cell>
          <table:table-cell office:value-type="string" table:style-name="ce6">
            <text:p>Headquarters</text:p>
          </table:table-cell>
          <table:table-cell office:value-type="float" office:value="75" table:style-name="ce7">
            <text:p>75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3.75" table:style-name="ce8">
            <text:p>33.75</text:p>
          </table:table-cell>
          <table:table-cell office:value-type="float" office:value="6" table:style-name="ce9">
            <text:p>6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49880" table:style-name="ce3">
            <text:p>64988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havey Down WI</text:p>
          </table:table-cell>
          <table:table-cell office:value-type="date" office:date-value="2024-05-15T00:00:00" table:style-name="ce5">
            <text:p>15-May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92" table:style-name="ce7">
            <text:p>92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41.4" table:style-name="ce8">
            <text:p>41.4</text:p>
          </table:table-cell>
          <table:table-cell office:value-type="float" office:value="6" table:style-name="ce9">
            <text:p>6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oke, Nancy (C2404)</meta:initial-creator>
    <dc:creator>Roberts, Charlotte (C7904)</dc:creator>
    <meta:creation-date>2024-06-12T12:06:25Z</meta:creation-date>
    <dc:date>2024-06-26T14:22:38Z</dc:date>
    <meta:print-date>2024-06-26T14:21:30Z</meta:print-date>
  </office:meta>
</office:document-meta>
</file>